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 officeooo:paragraph-rsid="0004d9ac"/>
    </style:style>
    <style:style style:name="P2" style:family="paragraph" style:parent-style-name="Preformatted_20_Text">
      <style:text-properties officeooo:paragraph-rsid="0004d9ac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5a88d"/>
    </style:style>
    <style:style style:name="P5" style:family="paragraph" style:parent-style-name="Preformatted_20_Text">
      <style:text-properties fo:language="hsb" fo:country="DE" officeooo:paragraph-rsid="0005a88d"/>
    </style:style>
    <style:style style:name="P6" style:family="paragraph" style:parent-style-name="Preformatted_20_Text">
      <style:text-properties officeooo:paragraph-rsid="00078ad6"/>
    </style:style>
    <style:style style:name="P7" style:family="paragraph" style:parent-style-name="Preformatted_20_Text">
      <style:text-properties fo:language="hsb" fo:country="DE" officeooo:paragraph-rsid="00078ad6"/>
    </style:style>
    <style:style style:name="P8" style:family="paragraph" style:parent-style-name="Preformatted_20_Text">
      <style:text-properties officeooo:paragraph-rsid="00093c3d"/>
    </style:style>
    <style:style style:name="P9" style:family="paragraph" style:parent-style-name="Preformatted_20_Text">
      <style:text-properties fo:language="hsb" fo:country="DE" officeooo:paragraph-rsid="00093c3d"/>
    </style:style>
    <style:style style:name="P10" style:family="paragraph" style:parent-style-name="Preformatted_20_Text">
      <style:text-properties officeooo:paragraph-rsid="000a3ca3"/>
    </style:style>
    <style:style style:name="P11" style:family="paragraph" style:parent-style-name="Preformatted_20_Text">
      <style:text-properties officeooo:paragraph-rsid="000babc3"/>
    </style:style>
    <style:style style:name="P12" style:family="paragraph" style:parent-style-name="Preformatted_20_Text">
      <style:text-properties fo:language="hsb" fo:country="DE" officeooo:paragraph-rsid="000babc3"/>
    </style:style>
    <style:style style:name="P13" style:family="paragraph" style:parent-style-name="Preformatted_20_Text">
      <style:text-properties fo:language="hsb" fo:country="DE" officeooo:paragraph-rsid="000c4abc"/>
    </style:style>
    <style:style style:name="P14" style:family="paragraph" style:parent-style-name="Preformatted_20_Text">
      <style:text-properties officeooo:paragraph-rsid="000c4abc"/>
    </style:style>
    <style:style style:name="P15" style:family="paragraph" style:parent-style-name="Preformatted_20_Text">
      <style:text-properties officeooo:paragraph-rsid="000d389c"/>
    </style:style>
    <style:style style:name="P16" style:family="paragraph" style:parent-style-name="Preformatted_20_Text">
      <style:text-properties fo:language="hsb" fo:country="DE" officeooo:paragraph-rsid="000d389c"/>
    </style:style>
    <style:style style:name="T1" style:family="text">
      <style:text-properties fo:language="hsb" fo:country="DE"/>
    </style:style>
    <style:style style:name="T2" style:family="text">
      <style:text-properties officeooo:rsid="0004d9ac"/>
    </style:style>
    <style:style style:name="T3" style:family="text">
      <style:text-properties officeooo:rsid="000e1378"/>
    </style:style>
    <style:style style:name="T4" style:family="text">
      <style:text-properties fo:language="hsb" fo:country="DE" officeooo:rsid="0004d9ac"/>
    </style:style>
    <style:style style:name="T5" style:family="text">
      <style:text-properties style:font-name="Liberation Mono" officeooo:rsid="000e1378" style:font-name-asian="Noto Sans Mono CJK SC" style:font-name-complex="Liberation Mono"/>
    </style:style>
    <style:style style:name="T6" style:family="text">
      <style:text-properties officeooo:rsid="0005a88d"/>
    </style:style>
    <style:style style:name="T7" style:family="text">
      <style:text-properties fo:language="hsb" fo:country="DE" officeooo:rsid="0005a88d"/>
    </style:style>
    <style:style style:name="T8" style:family="text">
      <style:text-properties fo:language="hsb" fo:country="DE" officeooo:rsid="00078ad6"/>
    </style:style>
    <style:style style:name="T9" style:family="text">
      <style:text-properties officeooo:rsid="00078ad6"/>
    </style:style>
    <style:style style:name="T10" style:family="text">
      <style:text-properties officeooo:rsid="000fce5d"/>
    </style:style>
    <style:style style:name="T11" style:family="text">
      <style:text-properties style:font-name="Liberation Mono" officeooo:rsid="000fce5d" style:font-name-asian="Noto Sans Mono CJK SC" style:font-name-complex="Liberation Mono"/>
    </style:style>
    <style:style style:name="T12" style:family="text">
      <style:text-properties officeooo:rsid="00093c3d"/>
    </style:style>
    <style:style style:name="T13" style:family="text">
      <style:text-properties fo:color="#000000" loext:opacity="100%"/>
    </style:style>
    <style:style style:name="T14" style:family="text">
      <style:text-properties officeooo:rsid="00118df8"/>
    </style:style>
    <style:style style:name="T15" style:family="text">
      <style:text-properties fo:language="hsb" fo:country="DE" officeooo:rsid="00093c3d"/>
    </style:style>
    <style:style style:name="T16" style:family="text">
      <style:text-properties style:font-name="Liberation Mono" officeooo:rsid="00118df8" style:font-name-asian="Noto Sans Mono CJK SC" style:font-name-complex="Liberation Mono"/>
    </style:style>
    <style:style style:name="T17" style:family="text">
      <style:text-properties officeooo:rsid="000a3ca3"/>
    </style:style>
    <style:style style:name="T18" style:family="text">
      <style:text-properties officeooo:rsid="000babc3"/>
    </style:style>
    <style:style style:name="T19" style:family="text">
      <style:text-properties fo:language="hsb" fo:country="DE" officeooo:rsid="000babc3"/>
    </style:style>
    <style:style style:name="T20" style:family="text">
      <style:text-properties officeooo:rsid="0012e398"/>
    </style:style>
    <style:style style:name="T21" style:family="text">
      <style:text-properties style:font-name="Liberation Mono" officeooo:rsid="0012e398" style:font-name-asian="Noto Sans Mono CJK SC" style:font-name-complex="Liberation Mono"/>
    </style:style>
    <style:style style:name="T22" style:family="text">
      <style:text-properties fo:language="hsb" fo:country="DE" officeooo:rsid="000c4abc"/>
    </style:style>
    <style:style style:name="T23" style:family="text">
      <style:text-properties officeooo:rsid="000c4abc"/>
    </style:style>
    <style:style style:name="T24" style:family="text">
      <style:text-properties officeooo:rsid="001344c2"/>
    </style:style>
    <style:style style:name="T25" style:family="text">
      <style:text-properties fo:language="hsb" fo:country="DE" officeooo:rsid="000d389c"/>
    </style:style>
    <style:style style:name="T26" style:family="text">
      <style:text-properties officeooo:rsid="000d389c"/>
    </style:style>
    <style:style style:name="T27" style:family="text">
      <style:text-properties style:font-name="Liberation Mono" officeooo:rsid="0014ee1d" style:font-name-asian="Noto Sans Mono CJK SC" style:font-name-complex="Liberation Mono"/>
    </style:style>
    <style:style style:name="T28" style:family="text">
      <style:text-properties officeooo:rsid="0014ee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53.tif.large.jpg </text:p>
      <text:p text:style-name="Preformatted_20_Text">%----------------------------------------------------------- </text:p>
      <text:p text:style-name="Preformatted_20_Text"/>
      <text:p text:style-name="P1">%----------------------------------- </text:p>
      <text:p text:style-name="P1"/>
      <text:p text:style-name="P2"><text:span text:style-name="T1">kapitl((</text:span>List swj. japoštoła Jakuba.<text:span text:style-name="T2">))</text:span></text:p>
      <text:p text:style-name="P2"/>
      <text:p text:style-name="P2"><text:span text:style-name="T2">staw((</text:span>Prěni staw.<text:span text:style-name="T2">))</text:span> </text:p>
      <text:p text:style-name="P2"/>
      <text:p text:style-name="P2"><text:span text:style-name="T2">detail((</text:span>Wo sćerpnosći w křižu a ćerpjenju.<text:span text:style-name="T2">))</text:span></text:p>
      <text:p text:style-name="P2"/>
      <text:p text:style-name="P1">%----------------------------------- </text:p>
      <text:p text:style-name="P2"><text:span text:style-name="T1"/></text:p>
      <text:p text:style-name="Preformatted_20_Text">1. Jakub, wotročk Boži a teho Knjeza Jezom Chrysta, tym dwanaće narodam, kotrež tam a sem su, wjele strowja a zboža. <text:span text:style-name="T2">ref((</text:span>Jan. 7;, 35. Jap. zk. 8, 4.<text:span text:style-name="T2">))</text:span></text:p>
      <text:p text:style-name="Preformatted_20_Text"/>
      <text:p text:style-name="P2">2. <text:span text:style-name="T3">Z</text:span>a wšo wjesele mějće, moji lubi bratřa, hdyž wy do wšelkeho spytowanja padnjeće; <text:span text:style-name="T2">ref((</text:span>Jap. zk. 5, 41. Rom. 5, 3.<text:span text:style-name="T2">))</text:span></text:p>
      <text:p text:style-name="Preformatted_20_Text"/>
      <text:p text:style-name="Preformatted_20_Text">3. A wěsće, zo waša wěra, jeli zo prawa je, sćerpliwosć přinjese. </text:p>
      <text:p text:style-name="Preformatted_20_Text"/>
      <text:p text:style-name="P2">4. Sćerpliwosć pak njech dokonjany skutk ma, zo byšće wy byli dokonjeni a syli a na ničim žaneje nuzy njeměli. </text:p>
      <text:p text:style-name="P2"/>
      <text:p text:style-name="P1">%----------------------------------- </text:p>
      <text:p text:style-name="P1"/>
      <text:p text:style-name="P2"><text:span text:style-name="T4">detail((</text:span>Tekst na 14. njedźelu po swj. Trojicy. IV.<text:span text:style-name="T2">))</text:span></text:p>
      <text:p text:style-name="Preformatted_20_Text"/>
      <text:p text:style-name="P1">%----------------------------------- </text:p>
      <text:p text:style-name="P2"><text:span text:style-name="T1"/></text:p>
      <text:p text:style-name="P2">5. [Jeli zo pak komu bjez wami mudrosće trjeba je, tón njech Boha prosy, kiž šćedrje dawa wšitkim a to nikomu njewumjeta; dha budźe jemu ta sama data. <text:span text:style-name="T2">ref((</text:span>Mark. 11, 24.<text:span text:style-name="T2">))</text:span></text:p>
      <text:p text:style-name="P2"/>
      <text:p text:style-name="P2">6. Njech prosy pak we wěrje a njebudź njewěsty; přetož štóž je njewěsty, tón je runje jako mórska žołma, kotraž wot wětra budźe honjena a mjetana. <text:span text:style-name="T2">ref((</text:span>Mat. 7, 7. St. 21, 22. Mark. 11, 24. Jan. 14, 13. St. 16, 23. Sir. 7, 10.<text:span text:style-name="T2">))</text:span></text:p>
      <text:p text:style-name="P3"><text:s/></text:p>
      <text:p text:style-name="Preformatted_20_Text">%----------------------------------- </text:p>
      <text:p text:style-name="Preformatted_20_Text">% https://digital.slub-dresden.de/data/kitodo/BibltojeZ_478590679/BibltojeZ_478590679_tif/jpegs/00001654.tif.large.jpg </text:p>
      <text:p text:style-name="Preformatted_20_Text">%----------------------------------------------------------- </text:p>
      <text:p text:style-name="Preformatted_20_Text"/>
      <text:p text:style-name="Preformatted_20_Text">7. Tón samy čłowjek njepomysl sebi, zo by što wot teho Knjeza dóstał. </text:p>
      <text:p text:style-name="Preformatted_20_Text"/>
      <text:p text:style-name="Preformatted_20_Text">8. Muž dwojeje mysle je njewob<text:span text:style-name="T3">s</text:span>tajny we wšitkich swojich pućach.<text:span text:style-name="T5">]</text:span> </text:p>
      <text:p text:style-name="Preformatted_20_Text"/>
      <text:p text:style-name="Preformatted_20_Text">9. Njech tón bratr, kiž ponižny je, so chwali swojeho powyšenja; </text:p>
      <text:p text:style-name="Preformatted_20_Text"/>
      <text:p text:style-name="P4">10. Ale tón bohaty njech so dopomni swojeho poniženja; přetož jako trawowa kwětka budźe wón zahinyć. <text:span text:style-name="T2">ref((</text:span>Jez. 40, 6. 7. 1 Pětr. 1, 24.<text:span text:style-name="T6">))</text:span> </text:p>
      <text:p text:style-name="Preformatted_20_Text"/>
      <text:p text:style-name="P4">11. Jako hdyž słónco <text:span text:style-name="T3">sc</text:span>hadźa z hor<text:span text:style-name="T3">c</text:span>o<text:span text:style-name="T3">s</text:span>ću, dha trawa zwjadnje a jeje kwětka <text:span text:style-name="T3">s</text:span>panje, tež jeje rjane pohladanje so skazy; tak budźe tež bohaty w swojim zamóženju zwjadnuć. <text:span text:style-name="T2">ref((</text:span>P<text:span text:style-name="T3">s</text:span>. 102, 12.<text:span text:style-name="T6">))</text:span></text:p>
      <text:p text:style-name="P4"/>
      <text:p text:style-name="P5">%----------------------------------- </text:p>
      <text:p text:style-name="P5"/>
      <text:p text:style-name="P4"><text:span text:style-name="T7">detail((</text:span>Tekst na 25. njedźelu po swj. Trojicy. IV.<text:span text:style-name="T6">))</text:span></text:p>
      <text:p text:style-name="Preformatted_20_Text"/>
      <text:p text:style-name="P5">%----------------------------------- </text:p>
      <text:p text:style-name="P5"/>
      <text:p text:style-name="P4">12. [Zbóžny je tón muž, kiž spytowanje znjese; přetož hdyž wón sprawny sčinjeny je, dóstanje wón tu krónu teho žiwjenja, kotruž tón Knjez slubił je tym, kotřiž jeho lubuja.<text:span text:style-name="T5">]</text:span> <text:span text:style-name="T2">ref((</text:span>Zjew. 3, 19.<text:span text:style-name="T6">))</text:span></text:p>
      <text:p text:style-name="P4"/>
      <text:p text:style-name="P5">%----------------------------------- </text:p>
      <text:p text:style-name="P5"/>
      <text:p text:style-name="P4"><text:span text:style-name="T7">detail((</text:span>Epistola na njedźelu <text:span text:style-name="T3">K</text:span>antate.<text:span text:style-name="T6">))</text:span> </text:p>
      <text:p text:style-name="Preformatted_20_Text"/>
      <text:p text:style-name="P5">%----------------------------------- </text:p>
      <text:p text:style-name="P4"><text:span text:style-name="T7"/></text:p>
      <text:p text:style-name="Preformatted_20_Text">13. [Njech žadyn, hdyž budźe spytowany, njerjeknje: Ja budu wot Boha spytowany. Přetož Bóh njeje spytowar k złemu a wón nikoho nje<text:span text:style-name="T3">s</text:span>pytuje; </text:p>
      <text:p text:style-name="Preformatted_20_Text"/>
      <text:p text:style-name="P4">14. Ale kóždy budźe spytowany, hdyž wón sam wot swojeho lóšta budźe ćehnjeny a wabjeny.</text:p>
      <text:p text:style-name="P4"><text:s/></text:p>
      <text:p text:style-name="Preformatted_20_Text">15. Potom, hdyž tón lóšt je podjał, porodźi hrěch; hrěch pak, hdyž je dokonjany, porodźi smjerć. </text:p>
      <text:p text:style-name="Preformatted_20_Text"/>
      <text:p text:style-name="Preformatted_20_Text">16. Njebłudźće so, moji lubi bratřa. </text:p>
      <text:p text:style-name="Preformatted_20_Text"/>
      <text:p text:style-name="P4">17. Wšitkón dobry dar a wšitkón dokonjany dar p<text:span text:style-name="T3">ř</text:span>ińdźe z wysokosće dele wot Wótca teho swětła, pola kotrehož njeje žane wotměnjenje ani wobroćenje teje swětłosće a ćěmnosće. <text:span text:style-name="T2">ref((</text:span>Sir. 38, 8. Mal. 3, 6.<text:span text:style-name="T6">))</text:span></text:p>
      <text:p text:style-name="Preformatted_20_Text"/>
      <text:p text:style-name="P4">18. Wón je nas spłodźił po swojej woli přez słowo teje wěrnosće, zo bychmy ći prěńši byli jeho stworjenjow.<text:span text:style-name="T5">]</text:span> <text:span text:style-name="T2">ref((</text:span>Jan. 1, 13. 1 Pětr. 1, 23.<text:span text:style-name="T6">))</text:span></text:p>
      <text:p text:style-name="P4"/>
      <text:p text:style-name="P4">19. Teho dla, moji lubi bratřa, njech kóždy čłowjek je <text:span text:style-name="T3">s</text:span>pěšny k posłuchanju, njespěšny pak k ryčenju a njespěšny k hněwu. <text:span text:style-name="T2">ref((</text:span>Prěd. 7, 10.<text:span text:style-name="T6">))</text:span></text:p>
      <text:p text:style-name="P4"><text:s/></text:p>
      <text:p text:style-name="Preformatted_20_Text">20. Přetož člorózki hněw nječini, štož před Bohom prawe je. </text:p>
      <text:p text:style-name="Preformatted_20_Text"/>
      <text:p text:style-name="P6">21. Teho dla wotkładźće wšitku nječistosć a p<text:span text:style-name="T3">ř</text:span>eměrnu złósć; </text:p>
      <text:p text:style-name="P6"/>
      <text:p text:style-name="P6"/>
      <text:p text:style-name="P6"/>
      <text:p text:style-name="P6"/>
      <text:p text:style-name="P6"><text:soft-page-break/></text:p>
      <text:p text:style-name="P7">%----------------------------------- </text:p>
      <text:p text:style-name="P7"/>
      <text:p text:style-name="P6"><text:span text:style-name="T8">detail((</text:span>Tekst na 2. njedźelu po swj. Trojicy. IV.<text:span text:style-name="T9">))</text:span></text:p>
      <text:p text:style-name="P6"/>
      <text:p text:style-name="P7">%----------------------------------- </text:p>
      <text:p text:style-name="P7"/>
      <text:p text:style-name="P6"><text:span text:style-name="T5">[</text:span>A wzmiće to słowo horje z ćichej myslu, kotrež do was šćěpjene je a móže waše duše zbóžne činić. <text:span text:style-name="T2">ref((</text:span>Rom. 13, 12. Kol. 3, 8. 1 Kor: 3, 6.<text:span text:style-name="T9">))</text:span></text:p>
      <text:p text:style-name="Preformatted_20_Text"/>
      <text:p text:style-name="P6">22. Budżće pak činjerjo teho słowa, a nic jeno posłucharjo, z kotrymž wy so sami zjebaće. <text:span text:style-name="T2">ref((</text:span>Mat. 7, 21. Rom. 2, 13.<text:span text:style-name="T9">))</text:span> </text:p>
      <text:p text:style-name="Preformatted_20_Text"/>
      <text:p text:style-name="P6">23. Přetož hdyž štó je posłuchar teho słowa a nic činje<text:span text:style-name="T3">r</text:span>, tón je podobny mužej, kotryž swoje ćělne wobłičo w špihelu wobhlada;</text:p>
      <text:p text:style-name="P6"><text:s/></text:p>
      <text:p text:style-name="P6">24. Přetož hdyž so je wobhladał, dźe wón preč a zabudźe namě<text:span text:style-name="T10">s</text:span>će, kajki běše. <text:span text:style-name="T2">ref((</text:span>2 Pětr. 1, 9.<text:span text:style-name="T9">))</text:span></text:p>
      <text:p text:style-name="Preformatted_20_Text"/>
      <text:p text:style-name="P6">25. Štóž pak nutř pohlada do teho dokonjaneho zakonja teje frejoty a w nim wostanje a njeje zapomnity posłuchar, ale skutka činje<text:span text:style-name="T10">r</text:span>: tón budźe zbóžny w swojim skutku.<text:span text:style-name="T11">]</text:span> <text:span text:style-name="T2">ref((</text:span>St. 2, 12. Jan. 13, 17.<text:span text:style-name="T9">))</text:span></text:p>
      <text:p text:style-name="P6"/>
      <text:p text:style-name="Preformatted_20_Text">26. Jeli zo so pak zda někomu bjez wami, zo Bohu słuži a swój jazyk we wuzdźe njedźerži, ale zawjedźe swoju wutrobu, teho Boža słužba je kničomna. </text:p>
      <text:p text:style-name="Preformatted_20_Text"/>
      <text:p text:style-name="P6">27. To je či<text:span text:style-name="T10">s</text:span>ta a njezmazana Boža słužba před Bohom a tym Wótcom: k syrotam a k wudowam we jich zrudobje pohladać a wot swěta so njewomazany zachować. <text:span text:style-name="T2">ref((</text:span>Hiob. 31, 16. 17.<text:span text:style-name="T9">))</text:span></text:p>
      <text:p text:style-name="P6"/>
      <text:p text:style-name="P6"><text:s/></text:p>
      <text:p text:style-name="P7">%----------------------------------- </text:p>
      <text:p text:style-name="P7"/>
      <text:p text:style-name="P6"><text:span text:style-name="T8">staw((</text:span>2. staw.<text:span text:style-name="T9">))</text:span> </text:p>
      <text:p text:style-name="P6"/>
      <text:p text:style-name="P6"><text:span text:style-name="T9">detail((</text:span>Wo hladanju na paršonu a ludanej wěrje.<text:span text:style-name="T9">))</text:span></text:p>
      <text:p text:style-name="Preformatted_20_Text"/>
      <text:p text:style-name="P7">%----------------------------------- </text:p>
      <text:p text:style-name="P7"/>
      <text:p text:style-name="P6">1. Moji lubi bratřa, njemějće za to, zo by ta wěra našeho Knjeza Jezom Chrysta, teho Knjeza teje krasnosće, ćerpiła pohladanje na paršonu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/></text:p>
      <text:p text:style-name="Preformatted_20_Text">%----------------------------------- </text:p>
      <text:p text:style-name="Preformatted_20_Text">% https://digital.slub-dresden.de/data/kitodo/BibltojeZ_478590679/BibltojeZ_478590679_tif/jpegs/00001655.tif.large.jpg </text:p>
      <text:p text:style-name="Preformatted_20_Text">%----------------------------------------------------------- </text:p>
      <text:p text:style-name="P6"><text:s/></text:p>
      <text:p text:style-name="Preformatted_20_Text">2. Přetož hdy by do wašeje zhromadźizny přišoł muž ze złotym pjeršćenjom a w krasnej drasće, přišoł pak tež chudy w nješwarnej drasće, </text:p>
      <text:p text:style-name="Preformatted_20_Text"/>
      <text:p text:style-name="Preformatted_20_Text">3. A wy byšće hladali na teho, kiž ma krasnu drastu, a rjekli k njemu: Ty, sydń so hew na rjane město! a rjekli pak k temu chudemu: Ty, stej tam, abo sydń so tudy k mojim podnožkam; </text:p>
      <text:p text:style-name="Preformatted_20_Text"/>
      <text:p text:style-name="Preformatted_20_Text">4. Dha wy to same při sebi prawje njero<text:span text:style-name="T10">z</text:span>sudźiće, ale činiće so sudnicy po swojich złych myslach. </text:p>
      <text:p text:style-name="Preformatted_20_Text"/>
      <text:p text:style-name="Preformatted_20_Text">5. Posłuchajće, moji lubi bratřa! Njeje Bóh wuzwolił tych chudych na tym swěće, kiž su we wěrje bohaći a herbojo teho kralestwa, kotrež wón slubił je tym, kiž jeho lubuja? </text:p>
      <text:p text:style-name="Preformatted_20_Text"/>
      <text:p text:style-name="P8">6. Wy pak sće temu chudemu nječe<text:span text:style-name="T10">s</text:span>ć wopokazali. Njejsu ći bohaći ći sami, kiž was z mo<text:span text:style-name="T10">c</text:span>u podtłóča, a ći, kiž was před sud ćahaju? <text:span text:style-name="T2">ref((</text:span>1 Kor. 11, 22.<text:span text:style-name="T12">))</text:span></text:p>
      <text:p text:style-name="Preformatted_20_Text"/>
      <text:p text:style-name="Preformatted_20_Text">7. Njehanja woni to dobre mjeno, po kotrymž wy sće mjenowani? </text:p>
      <text:p text:style-name="Preformatted_20_Text"/>
      <text:p text:style-name="P8"><text:span text:style-name="T13">8. Hdyž wy teho dla tón kralowski</text:span> zakoń dokonjeće po tym pismje: Lubuj swojeho bližšeho jako sam so, dha wy derje činiće. <text:span text:style-name="T2">ref((</text:span>2 Mójz. 19, 18. Mark. 12, 31.<text:span text:style-name="T12">))</text:span></text:p>
      <text:p text:style-name="P8"/>
      <text:p text:style-name="Preformatted_20_Text">9. Jeli zo wy pak na paršonu hladaće, činiće wy hrěch a budźeće dowjedźeni wot zakonja jako p<text:span text:style-name="T14">ř</text:span>e<text:span text:style-name="T14">s</text:span>tupni<text:span text:style-name="T14">c</text:span>y. </text:p>
      <text:p text:style-name="Preformatted_20_Text"/>
      <text:p text:style-name="P8">10. Přetož štóž cyły zakoń dźerži, zhrěši pak na jenej přikazni, tón so sčini wšitkich winowaty. <text:span text:style-name="T2">ref((</text:span>Mat. 5, 19. 5 Mójz. 27, 26.<text:span text:style-name="T12">))</text:span></text:p>
      <text:p text:style-name="P8"><text:s/></text:p>
      <text:p text:style-name="P8">11. Přetož kiž to prajił je: Ty njedyrbiš mandźelstwo łamać, tón je tež prajił. Ty njedyrbiš mordować. Hdyž ty teho dla mandźelstwo njełamaš, moriš pak, sy ty so přestupnik teho zakonja sčinił. <text:span text:style-name="T2">ref((</text:span>2 Mójz. 20, 13. 14.<text:span text:style-name="T12">))</text:span> </text:p>
      <text:p text:style-name="Preformatted_20_Text"/>
      <text:p text:style-name="P8">12. Tak rěčće a tak čińće jako ći, kotřiž po zakonju teje frejoty sudźeni być dyrbiće. <text:span text:style-name="T2">ref((</text:span>St. 1, 25.<text:span text:style-name="T12">))</text:span></text:p>
      <text:p text:style-name="P8"/>
      <text:p text:style-name="P9">%----------------------------------- </text:p>
      <text:p text:style-name="P9"/>
      <text:p text:style-name="P8"><text:span text:style-name="T15">detail((</text:span>Tekst na 13. njedźelu po swj. Trojicy. IV.<text:span text:style-name="T12">))</text:span> </text:p>
      <text:p text:style-name="Preformatted_20_Text"/>
      <text:p text:style-name="P9">%----------------------------------- </text:p>
      <text:p text:style-name="P9"/>
      <text:p text:style-name="P8">13. [Njesmilny sud pak na teho póńdźe, kiž smilnosće njeje činił; ale smilnosć chwali so přećiwo sudu. </text:p>
      <text:p text:style-name="P8"/>
      <text:p text:style-name="P8">14. Što pomha, lubi bratřa, jeli zo štó by rjeknył, zo ma wěru, skutki pak by njeměł? Móže jeho tež tajka wěra zbóžneho sčinić? <text:span text:style-name="T2">ref((</text:span>Mat. 7, 26.<text:span text:style-name="T12">))</text:span></text:p>
      <text:p text:style-name="Preformatted_20_Text"/>
      <text:p text:style-name="P8">15. Hdy by pak bratr abo sotra nahaj byłaj a nuzu měłaj na wšědnej žiwno<text:span text:style-name="T14">s</text:span>ći, <text:span text:style-name="T2">ref((</text:span>Luk. 3, 11.<text:span text:style-name="T12">))</text:span></text:p>
      <text:p text:style-name="P8"/>
      <text:p text:style-name="Preformatted_20_Text">16. A něchtó bjez wami by k nimaj rjeknył: Dźitaj z měrom, wohrěwajtaj so a najěstaj so! wy pak jimaj ničo njebyšće dali, štož ćěłu trjeba je, što by jimaj to pomhało? </text:p>
      <text:p text:style-name="Preformatted_20_Text"/>
      <text:p text:style-name="Preformatted_20_Text">17. Tak tež ta wěra, hdyž nima skutkow, je wona sama w sebi morwa.<text:span text:style-name="T16">]</text:span> </text:p>
      <text:p text:style-name="Preformatted_20_Text"/>
      <text:p text:style-name="Preformatted_20_Text"/>
      <text:p text:style-name="Preformatted_20_Text"><text:soft-page-break/></text:p>
      <text:p text:style-name="P8">18. Ale mohł štó rjeknyć: Ty maš wěru a ja mam skutki. Pokaž mi twoju wěru z twojimi skutkami, a ja chcu ći tež moju wěru pokazać z mojimi skutkami. <text:span text:style-name="T2">ref((</text:span>Gal. 5, 6.<text:span text:style-name="T12">))</text:span></text:p>
      <text:p text:style-name="P8"/>
      <text:p text:style-name="Preformatted_20_Text">19. Ty wěriš, zo je jedyn Bóh; na tym derje činiš; čerći tež wěrja a ržu. </text:p>
      <text:p text:style-name="Preformatted_20_Text"/>
      <text:p text:style-name="Preformatted_20_Text">20. Chceš-li pak wjedźić, ty prózdny čłowječe, zo wěra bjez skutkow morwa je? </text:p>
      <text:p text:style-name="Preformatted_20_Text"/>
      <text:p text:style-name="P8">21. Njeje Abraham, naš wótc, ze skutkow za praweho póznaty, jako wón swojeho syna Izaaka na wołtarju woprowaše? <text:span text:style-name="T2">ref((</text:span>1 Mójz. 22, 9—12.<text:span text:style-name="T12">))</text:span> </text:p>
      <text:p text:style-name="Preformatted_20_Text"/>
      <text:p text:style-name="P8">22. Tudy widźiš, zo ta wěra je sobu pomhała jeho skutkam, a zo ta wěra z tych skutkow so dokonjała je. <text:span text:style-name="T2">ref((</text:span>Hebr. 11, 17.<text:span text:style-name="T12">))</text:span> </text:p>
      <text:p text:style-name="Preformatted_20_Text"/>
      <text:p text:style-name="P10">23. A tak je so to pismo dopjelniło, kotrež praji: Abraham je Bohu wěrił, a to je jemu k prawdosći přicpěte, a je přećel Boži mjenowany. <text:span text:style-name="T2">ref((</text:span>1 Mójz. 15, 6. Rom. 4, 3. Gal. 3, 6.<text:span text:style-name="T17">))</text:span></text:p>
      <text:p text:style-name="P10"/>
      <text:p text:style-name="Preformatted_20_Text"/>
      <text:p text:style-name="Preformatted_20_Text"/>
      <text:p text:style-name="Preformatted_20_Text"/>
      <text:p text:style-name="P3"><text:s/></text:p>
      <text:p text:style-name="Preformatted_20_Text">%----------------------------------- </text:p>
      <text:p text:style-name="Preformatted_20_Text">% https://digital.slub-dresden.de/data/kitodo/BibltojeZ_478590679/BibltojeZ_478590679_tif/jpegs/00001656.tif.large.jpg </text:p>
      <text:p text:style-name="Preformatted_20_Text">%----------------------------------------------------------- </text:p>
      <text:p text:style-name="Preformatted_20_Text"/>
      <text:p text:style-name="Preformatted_20_Text">24. Widźiće teho dla, zo čłowjek ze skutkow budźe za praweho póznaty, a nic jeno z wěry. </text:p>
      <text:p text:style-name="Preformatted_20_Text"/>
      <text:p text:style-name="P11">25. Teje runosće tež ta kurwa Rahab, njeje wona ze skutkow za prawu póznata, jako wona tych pósłow horje wza a tych samych po druhim puću wupušći? <text:span text:style-name="T2">ref((</text:span>Joz. 2, 1. Hebr. 11, 31.<text:span text:style-name="T18">))</text:span></text:p>
      <text:p text:style-name="Preformatted_20_Text"/>
      <text:p text:style-name="P11">26. Přetož runje jako ćěło bjez wodycha morwe je, tak tež je wěra bjez skutkow morwa. <text:span text:style-name="T2">ref((</text:span><text:span text:style-name="T14">Š</text:span>t. 17.<text:span text:style-name="T18">))</text:span> </text:p>
      <text:p text:style-name="Preformatted_20_Text"/>
      <text:p text:style-name="P12">%----------------------------------- </text:p>
      <text:p text:style-name="P12"/>
      <text:p text:style-name="P11"><text:span text:style-name="T19">staw((</text:span>3. staw.<text:span text:style-name="T18">))</text:span></text:p>
      <text:p text:style-name="P11"/>
      <text:p text:style-name="P11"><text:span text:style-name="T18">detail((</text:span>Wo prawym a njeprawym wužiwanju jazyka.<text:span text:style-name="T18">))</text:span> </text:p>
      <text:p text:style-name="Preformatted_20_Text"/>
      <text:p text:style-name="P12">%----------------------------------- </text:p>
      <text:p text:style-name="P12"/>
      <text:p text:style-name="P11">1. Lubi bratřa, kóždy so njezwaž, zo chcył za wučerja być; a wěsće, zo my wjetše sudźenje dostać budźemy. </text:p>
      <text:p text:style-name="P11"/>
      <text:p text:style-name="Preformatted_20_Text">2. Přetož my wšitcy wjele zhrěšimy. Jeli zo štó w žanym słowje so njemoli, tón je dokonjany muž a móže tež cyły žiwot we wuzdźe dźeržeć. </text:p>
      <text:p text:style-name="Preformatted_20_Text"/>
      <text:p text:style-name="Preformatted_20_Text">3. Hlajće, my konje we wuzdźe dźeržimy, zo bychu wone nas posłuchałe, a tak my jich cyły žiwot wokoło ćěrimy. </text:p>
      <text:p text:style-name="Preformatted_20_Text"/>
      <text:p text:style-name="P11">4. Hlaj, tež te łódźe, hač runje tak wulke su a wot sylnych wětrow hnate budźa, dha wšak budźa tam a sem wobroćene z najmjeńšim prawidłom, hdźež ta móc teho chce, kiž je hnuje. </text:p>
      <text:p text:style-name="P11"/>
      <text:p text:style-name="P12">%----------------------------------- </text:p>
      <text:p text:style-name="P12"/>
      <text:p text:style-name="P11"><text:span text:style-name="T19">detail((</text:span>Tekst na 12. njedźelu po swj. Trojicy. IV.<text:span text:style-name="T18">))</text:span> </text:p>
      <text:p text:style-name="Preformatted_20_Text"/>
      <text:p text:style-name="P12">%----------------------------------- </text:p>
      <text:p text:style-name="P12"/>
      <text:p text:style-name="P11">5. [Tak tež jazyk je mały staw a wšak so wulkich wěcow chwali. Hlaj, snadny woheń, kajki lěs wón zapali! <text:span text:style-name="T2">ref((</text:span>P<text:span text:style-name="T14">s</text:span>. 57, 5.<text:span text:style-name="T18">))</text:span></text:p>
      <text:p text:style-name="P11"/>
      <text:p text:style-name="Preformatted_20_Text">6. A jazyk je tež woheń a swět połny njeprawdosće. Tak je jazyk bjez našimi <text:span text:style-name="T14">s</text:span>tawami postajeny, zo naškerjedźi cyłe ćěło a rospali koło narodźenja, to je naše cyłe žiwjenje, hdyž wón wot hele je zahorjeny. </text:p>
      <text:p text:style-name="Preformatted_20_Text"/>
      <text:p text:style-name="Preformatted_20_Text">7. Přetož kóžde p<text:span text:style-name="T14">ř</text:span>irodźenje tych zwěrjatow, ptakow, hadow a mó<text:span text:style-name="T14">rs</text:span>kich dźiwinow budźe skludźene a skludźene je wot ludźi; </text:p>
      <text:p text:style-name="Preformatted_20_Text"/>
      <text:p text:style-name="Preformatted_20_Text">8. Ale jazyka žadyn čłowjek skludźić njemóže, dokelž njepokojna zła wěc je, połna smjertneho jěda. </text:p>
      <text:p text:style-name="Preformatted_20_Text"/>
      <text:p text:style-name="P11">9. Přez njón chwalimy Boha a teho Wótca, a přez njón poklijemy ludźi, kotřiž po podobnosći Božej su stworjeni. <text:span text:style-name="T2">ref((</text:span>1 Mójz. 1, 27.<text:span text:style-name="T18">))</text:span></text:p>
      <text:p text:style-name="Preformatted_20_Text"/>
      <text:p text:style-name="Preformatted_20_Text">10. <text:span text:style-name="T20">Z</text:span> jeneho erta wuńdźe chwalenje a pokleće. To so tak stać njedyrbi, moji lubi bratřa.<text:span text:style-name="T21">]</text:span> </text:p>
      <text:p text:style-name="Preformatted_20_Text"/>
      <text:p text:style-name="Preformatted_20_Text"/>
      <text:p text:style-name="Preformatted_20_Text"><text:soft-page-break/></text:p>
      <text:p text:style-name="Preformatted_20_Text">11. <text:span text:style-name="T20">Ž</text:span>órli tež studnja z jeneho žórła słódku a hórku wodu? </text:p>
      <text:p text:style-name="Preformatted_20_Text"/>
      <text:p text:style-name="Preformatted_20_Text">12. Móže tež, moji bratřa, figowc wolijwki přinjesć abo winowy pjeńk figi? Tak njemóže tež studnja słonu a słódku wodu jene dobo dawać. </text:p>
      <text:p text:style-name="Preformatted_20_Text"/>
      <text:p text:style-name="P11">13. Štó je rozumny a mudry bjez wami? Njech tón wopokaže ze swojim dobrym wobeńdźenjom swoje skutki w mudrej ćichosći. <text:span text:style-name="T2">ref((</text:span>Eph. 5, 15.<text:span text:style-name="T18">))</text:span> </text:p>
      <text:p text:style-name="Preformatted_20_Text"/>
      <text:p text:style-name="P11">14. Ale jeli zo wy maće hórku zawisć a zwadu we wašich wutrobach, dha so nje<text:span text:style-name="T20">c</text:span>hwalće ani njełžiće přećiwo prawdźe. <text:span text:style-name="T2">ref((</text:span>Eph. 4, 31.<text:span text:style-name="T18">))</text:span> </text:p>
      <text:p text:style-name="Preformatted_20_Text"/>
      <text:p text:style-name="P11">15. Přetož to njeje ta mudrosć, kotraž z wysoka dele přińdźe, ale je zeri<text:span text:style-name="T20">s</text:span>ka, člorózka a čertow<text:span text:style-name="T20">s</text:span>ka. <text:span text:style-name="T2">Ref((</text:span>1 Kor. 2, 6. 7.<text:span text:style-name="T18">))</text:span> </text:p>
      <text:p text:style-name="Preformatted_20_Text"/>
      <text:p text:style-name="Preformatted_20_Text">16. Přetož hdźež zawisć a zwada je, tam je njerjadno<text:span text:style-name="T20">s</text:span>ć a wšelka zła wěc. </text:p>
      <text:p text:style-name="Preformatted_20_Text"/>
      <text:p text:style-name="Preformatted_20_Text">17. Ale mudrosć z wysoka dele je najprjedy pó<text:span text:style-name="T20">c</text:span>ćiwa, potom měrna, <text:span text:style-name="T20">s</text:span>prawna, da sebi prajić, je połna smilnosće a dobrych płodow, tež njeje wótra ani jebata. </text:p>
      <text:p text:style-name="Preformatted_20_Text"/>
      <text:p text:style-name="Preformatted_20_Text">18. Płód pak teje prawdosće budźe wusyty w měrje tym, kotřiž měr dźerža. </text:p>
      <text:p text:style-name="Preformatted_20_Text"/>
      <text:p text:style-name="P13">%----------------------------------- </text:p>
      <text:p text:style-name="P13"/>
      <text:p text:style-name="P14"><text:span text:style-name="T22">staw((</text:span>4. staw.<text:span text:style-name="T23">))</text:span> </text:p>
      <text:p text:style-name="P11"/>
      <text:p text:style-name="P11"><text:span text:style-name="T23">detail((</text:span>Wo ćělnych lóštach.<text:span text:style-name="T23">))</text:span> </text:p>
      <text:p text:style-name="P11"/>
      <text:p text:style-name="P13">%----------------------------------- </text:p>
      <text:p text:style-name="P13"/>
      <text:p text:style-name="P14">1, Hdźe přińdźe hew wójna a zwada bjez wami? Njepřińdźe hew z wašich lóštow, kiž wojuja we wašich stawach? <text:span text:style-name="T2">ref((</text:span>Rom. 7, 23.<text:span text:style-name="T23">))</text:span></text:p>
      <text:p text:style-name="P14"/>
      <text:p text:style-name="P14"/>
      <text:p text:style-name="P14"/>
      <text:p text:style-name="P14"/>
      <text:p text:style-name="P14"/>
      <text:p text:style-name="P3"><text:s/></text:p>
      <text:p text:style-name="Preformatted_20_Text">%----------------------------------- </text:p>
      <text:p text:style-name="Preformatted_20_Text">% https://digital.slub-dresden.de/data/kitodo/BibltojeZ_478590679/BibltojeZ_478590679_tif/jpegs/00001657.tif.large.jpg </text:p>
      <text:p text:style-name="Preformatted_20_Text">%----------------------------------------------------------- </text:p>
      <text:p text:style-name="P14"><text:s/></text:p>
      <text:p text:style-name="Preformatted_20_Text">2. Wy požadaće a nimaće ničo; wy hidźiće a zawidźiće a njemóžeće ničo dobyć; wy so wadźiće a wojujeće; a wšak ničo nimaće, dokelž wy njeprosyće; </text:p>
      <text:p text:style-name="Preformatted_20_Text"/>
      <text:p text:style-name="Preformatted_20_Text">3. A hač runje prosyće, dha wšak ničo njedo<text:span text:style-name="T24">s</text:span>tanjeće, teho dla, zo wy złe prosyće, zo byšće to w swojich lóštach p<text:span text:style-name="T24">ř</text:span>ečinili. </text:p>
      <text:p text:style-name="Preformatted_20_Text"/>
      <text:p text:style-name="P14">4. Wy mandźelstwo-łamarjo a mandźelstwo-łama<text:span text:style-name="T24">r</text:span>ki, njewěsće wy, zo teho swěta p<text:span text:style-name="T24">ř</text:span>ećel<text:span text:style-name="T24">s</text:span>two je Bože njepřećelstwo? Teho dla štóž zechce teho swěta přećel być, tón budźe Boži njepřećel. <text:span text:style-name="T2">ref((</text:span>Jan. 15, 19. Gal. 1, 10.<text:span text:style-name="T23">))</text:span></text:p>
      <text:p text:style-name="Preformatted_20_Text"/>
      <text:p text:style-name="P14">5. Abo zda so wam, zo pismo podarmo praji: Temu duchu, kiž we was bydli, chce so přećiwo zawisći? <text:span text:style-name="T2">ref((</text:span>Gal. 5, 17.<text:span text:style-name="T23">))</text:span> </text:p>
      <text:p text:style-name="Preformatted_20_Text"/>
      <text:p text:style-name="P14">6. Wjetšu hnadu pak wón dawa. Teho dla praji pismo: Tón Knjez napřećiwo steji hoffartnym (hordym), ale ponižnym dawa wón hnadu. <text:span text:style-name="T2">ref((</text:span>Eph. 2, 4. 7. 1 Pětr. 5, 5.<text:span text:style-name="T23">))</text:span></text:p>
      <text:p text:style-name="Preformatted_20_Text"/>
      <text:p text:style-name="P14">7. Teho dla budźće Bohu poddani; stejće pak čertej napřećiwo, dha ćeknje wón wot was. <text:span text:style-name="T2">ref((</text:span>Eph. 6, 12.<text:span text:style-name="T23">))</text:span></text:p>
      <text:p text:style-name="P14"><text:s/></text:p>
      <text:p text:style-name="Preformatted_20_Text">8. P<text:span text:style-name="T24">ř</text:span>ibližujće so k Bohu, dha wón so k wam přibližuje. Wuči<text:span text:style-name="T24">s</text:span>ćće rucy, wy hrěšnicy, a čińće wutroby pósćiwe, kiž wy sće dwojeje mysle. </text:p>
      <text:p text:style-name="Preformatted_20_Text"/>
      <text:p text:style-name="Preformatted_20_Text">9. <text:span text:style-name="T24">Ž</text:span>ało<text:span text:style-name="T24">s</text:span>ćće a žarujće a płačće; waš směch so p<text:span text:style-name="T24">ř</text:span>ewobroć na płakanje a waša wjesełosć na zrudobu. </text:p>
      <text:p text:style-name="Preformatted_20_Text"/>
      <text:p text:style-name="P14">10. Ponižujće so před Bohom, dha budźe wón was powyšić. <text:span text:style-name="T2">ref((</text:span>1 Pětr. 5, 6.<text:span text:style-name="T23">))</text:span> </text:p>
      <text:p text:style-name="Preformatted_20_Text"/>
      <text:p text:style-name="Preformatted_20_Text">11. Njeryčće zlě jedyn na druheho, lubi bratřa; štóž zlě rěči na swojeho bratra a sudźi swojeho bratra, tón rěči přećiwo zakonju a sudźi zakoń. Heli zo pak zakoń sudźiš, dha njejsy činje<text:span text:style-name="T24">r</text:span> teho zakonja, ale mudračk. </text:p>
      <text:p text:style-name="Preformatted_20_Text"/>
      <text:p text:style-name="P14">12. Jedyn je, kiž zakoń dawa, kiž móže zbóžnych činić a zatamać. Ale štó sy ty, kiž druheho sudźiš? <text:span text:style-name="T2">ref((</text:span>Rom. 14, 4. Mat. 7, 1.<text:span text:style-name="T23">))</text:span></text:p>
      <text:p text:style-name="Preformatted_20_Text"/>
      <text:p text:style-name="P14">13. Tuž teho dla, kiž wy nětk rjeknjeće: Dźens abo jutře póńdźemy do teho abo do teho města, a tam chcemy my přez jene lěto wostać a wikować a dobywać;</text:p>
      <text:p text:style-name="P14"><text:s/></text:p>
      <text:p text:style-name="P14">14. Kiž wy wšak njewěsće, što jutře budźe. Přetož što je waše žiwjenje? Para wšak wone je, kotraž na mału chwilu so pokazuje a potom zańdźe. <text:span text:style-name="T2">ref((</text:span><text:span text:style-name="T24">L</text:span>uk. 12, 20.<text:span text:style-name="T23">))</text:span></text:p>
      <text:p text:style-name="Preformatted_20_Text"/>
      <text:p text:style-name="P14">15. <text:span text:style-name="T24">Z</text:span>a to wy prajić dyrbjeli: Jeli zo tón Knjez chce a my žiwi smy, dha chcemy to abo wono činić. <text:span text:style-name="T2">ref((</text:span>Jap. zk. 18, 21.<text:span text:style-name="T23">))</text:span></text:p>
      <text:p text:style-name="P14"><text:s/></text:p>
      <text:p text:style-name="Preformatted_20_Text">16. Nětk pak <text:span text:style-name="T24">c</text:span>hwaliće wy so w swojej pyše; ale wšitka tajka chwalba je zła. </text:p>
      <text:p text:style-name="Preformatted_20_Text"/>
      <text:p text:style-name="Preformatted_20_Text">17. Přetož štóž wě dobre činić a nječini, tón ma hrěch. </text:p>
      <text:p text:style-name="Preformatted_20_Text"/>
      <text:p text:style-name="P13">%----------------------------------- </text:p>
      <text:p text:style-name="P13"/>
      <text:p text:style-name="P14"><text:span text:style-name="T22">staw((</text:span>5. staw.<text:span text:style-name="T23">))</text:span> </text:p>
      <text:p text:style-name="P14"/>
      <text:p text:style-name="P14"><text:span text:style-name="T23">detail((</text:span>Wo kničomnosći bohatstwa, <text:span text:style-name="T24">s</text:span>će<text:span text:style-name="T24">r</text:span>pliwym ćerpjenju a mócnym modlenju.<text:span text:style-name="T23">))</text:span></text:p>
      <text:p text:style-name="P14"/>
      <text:p text:style-name="P13">%----------------------------------- </text:p>
      <text:p text:style-name="P13"/>
      <text:p text:style-name="P13"><text:soft-page-break/></text:p>
      <text:p text:style-name="Preformatted_20_Text">1. Nětk teho dla, wy bohaći, płačće a <text:span text:style-name="T24">s</text:span>kiwlće na wašej hubjeno<text:span text:style-name="T24">s</text:span>ći, kotraž na was přińdźe. </text:p>
      <text:p text:style-name="Preformatted_20_Text"/>
      <text:p text:style-name="P14">2. Waše bohatstwo je zhniło, waše drasty su mole zjědłe. <text:span text:style-name="T2">ref((</text:span>Mat. 6, 19.<text:span text:style-name="T23">))</text:span></text:p>
      <text:p text:style-name="Preformatted_20_Text"/>
      <text:p text:style-name="Preformatted_20_Text">3. Waše złoto a slěboro je zerzawiło; a jich zerzaw budźe k swědčenju přećiwo wam a budźe waše mjaso zežrać, jako woheń. Wy sće sebi ćazy nahromadźili w poslenich dnjach. </text:p>
      <text:p text:style-name="Preformatted_20_Text"/>
      <text:p text:style-name="P14">4. Hlaj, tych dźěłaćerjow mzda, kotřiž waše dla su sykli, a wot was je wotłamana, woła; a to wołanje tych žnjeń<text:span text:style-name="T24">c</text:span>ow je přišło do wušow teho Knjeza Zebaoth. <text:span text:style-name="T2">ref((</text:span>3 Mójz. 19, 13.<text:span text:style-name="T23">))</text:span></text:p>
      <text:p text:style-name="Preformatted_20_Text"/>
      <text:p text:style-name="Preformatted_20_Text">5. Wy sće so pak derje pytali na zemi a swoje požadanje měli, sće swoju wutrobu nakormili jako na dźeń teho zarězanja. </text:p>
      <text:p text:style-name="Preformatted_20_Text"/>
      <text:p text:style-name="P15">6. Wy sće zatamali a morili teho praweho, a wón so wam njeje přećiwił. </text:p>
      <text:p text:style-name="P15"/>
      <text:p text:style-name="P15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<text:s/></text:p>
      <text:p text:style-name="Preformatted_20_Text">%----------------------------------- </text:p>
      <text:p text:style-name="Preformatted_20_Text">% https://digital.slub-dresden.de/data/kitodo/BibltojeZ_478590679/BibltojeZ_478590679_tif/jpegs/00001658.tif.large.jpg </text:p>
      <text:p text:style-name="Preformatted_20_Text">%----------------------------------------------------------- </text:p>
      <text:p text:style-name="Preformatted_20_Text"/>
      <text:p text:style-name="P16">%----------------------------------- </text:p>
      <text:p text:style-name="P16"/>
      <text:p text:style-name="P15"><text:span text:style-name="T25">detail((</text:span>Te<text:span text:style-name="T26">ks</text:span>t na njedźelu Rogate. IV.<text:span text:style-name="T26">))</text:span></text:p>
      <text:p text:style-name="P15"/>
      <text:p text:style-name="P16">%----------------------------------- </text:p>
      <text:p text:style-name="P15"/>
      <text:p text:style-name="Preformatted_20_Text">7. [Budźće teho dla sćerpliwi, lubi bratřa, hač do Knjezoweho přichoda. Hlaj, rólnik wočakuje krasneho płoda teje zemje a dočaka sćerpliwje, hač by wón dóstał rańši a wječorny dešć. </text:p>
      <text:p text:style-name="Preformatted_20_Text"/>
      <text:p text:style-name="P15">8. Budźće wy tež sćerpliwi a posylńće waše wutroby; přetož Knjezowy přichod so přibliža. </text:p>
      <text:p text:style-name="P15"/>
      <text:p text:style-name="P15">9. Njezdychujće jedyn na druheho, lubi bratřa, zo byšće njebyli zatamani; hlajće, sudnik hižom před durjemi steji. <text:span text:style-name="T2">ref((</text:span>Mat. 24, 33.<text:span text:style-name="T26">))</text:span></text:p>
      <text:p text:style-name="Preformatted_20_Text"/>
      <text:p text:style-name="P15">10. Wzmiće, moji bratřa, za znamjo teho ćerpjenja a teje sćerpliwosće tych profetow, kiž su k wam rěčeli w Knjezowym mjenje.<text:span text:style-name="T27">]</text:span> <text:span text:style-name="T2">ref((</text:span>Mat. 5, 12.<text:span text:style-name="T26">))</text:span></text:p>
      <text:p text:style-name="P15"><text:s/></text:p>
      <text:p text:style-name="P15">11. Hlajće, my tych mamy za zbóžnych, kiž su přećerpili. Tu Hiobowu sćerpliwosć sće wy słyšeli a teho Knjeza kónc sće wy widźili; přetož tón Knjez je jara miłosćiwy a smilny. <text:span text:style-name="T2">ref((</text:span>Hiob. 1, 21. 22. Mat. 5, 11. P<text:span text:style-name="T28">s</text:span>. 108, 8.<text:span text:style-name="T26">))</text:span> </text:p>
      <text:p text:style-name="Preformatted_20_Text"/>
      <text:p text:style-name="P15">12. Přede wšitkimi wěcami pak, moji bratřa, njepřisahajće so ani při njebjesach ani při zemi ani ze žanej druhej přisahu; ale njech je waše słowo haj, štož haj je, a ně, štož ně je, zo byšće wy do zatamanstwa njepanyli. <text:span text:style-name="T2">ref((</text:span>Mat. 5, 34.<text:span text:style-name="T26">))</text:span></text:p>
      <text:p text:style-name="P15"><text:s/></text:p>
      <text:p text:style-name="P15">13. Ćerpi štó bjez wami, njech so modli. Je štó dobreje mysle njech spěwa kěrluše. <text:span text:style-name="T2">ref((</text:span>P<text:span text:style-name="T28">s</text:span>. 50, 15. Eph. 5, 19. Kol. 3, 16.<text:span text:style-name="T26">))</text:span> </text:p>
      <text:p text:style-name="Preformatted_20_Text"/>
      <text:p text:style-name="P15">14. Je štó bjez wami chory, njech zawoła k sebi staršich teje wosady a njech so modla za njeho a jeho žałbuja z wolijom w tym mjenje teho Knjeza. <text:span text:style-name="T2">ref((</text:span>Mark. 6, 13.<text:span text:style-name="T26">))</text:span></text:p>
      <text:p text:style-name="P15"/>
      <text:p text:style-name="Preformatted_20_Text">15. A ta modlitwa teje wěry budźe teho choreho wustrowić, a tón Knjez budźe jeho pozběhnuć; a hač wón je hrěchi činił, budźa wone jemu wodate. </text:p>
      <text:p text:style-name="Preformatted_20_Text"/>
      <text:p text:style-name="P15">16. Póznajće sebi jedyn druhemu swoje hrěchi; a prošće jedyn za druheho, zo byšće wustrowjeni byli. Přetož próstwa teho praweho wjele zamóže, hdyž <text:span text:style-name="T28">s</text:span>prawna je. <text:span text:style-name="T2">ref((</text:span>P<text:span text:style-name="T28">s</text:span>. 145, 18.<text:span text:style-name="T26">))</text:span> </text:p>
      <text:p text:style-name="Preformatted_20_Text"/>
      <text:p text:style-name="P15">17. Elias běše čłowjek runje jako my; a wón sčini modlitwu, zo by dešć nješoł; a dešć njeńdźeše na zemju za tři lěta a za šěsć měsacow. <text:span text:style-name="T2">ref((</text:span>1 Kral. 17, 1. Sir. 48, 3. Luk. 4, 25.<text:span text:style-name="T26">))</text:span></text:p>
      <text:p text:style-name="Preformatted_20_Text"/>
      <text:p text:style-name="P15">18. A zaso wón so modleše; a te njebjesa dachu dešć, a zemja přinjese swój płód. <text:span text:style-name="T2">ref((</text:span>1 Kral. 18, 42.<text:span text:style-name="T26">))</text:span></text:p>
      <text:p text:style-name="Preformatted_20_Text"/>
      <text:p text:style-name="P15">19. Lubi bratřa, jeli zo so štó by bjez wami zabłudźił wot prawdy a něchtó by jeho wobroćił, <text:span text:style-name="T2">ref((</text:span>Mat. 18, 15.<text:span text:style-name="T26">))</text:span></text:p>
      <text:p text:style-name="P15"><text:s/></text:p>
      <text:p text:style-name="P15">20. Tón ma wjedźić, zo, štóž hrěšnika je wobroćił wot jeho błudneho puća, tón je duši wot smjerće <text:span text:style-name="T28">s</text:span>pomohł a budźe přikryć wjele hrěchow. 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dc:date>2026-03-24T20:01:42.960726500</dc:date>
    <meta:editing-duration>PT51M4S</meta:editing-duration>
    <meta:editing-cycles>13</meta:editing-cycles>
    <meta:document-statistic meta:table-count="0" meta:image-count="0" meta:object-count="0" meta:page-count="10" meta:paragraph-count="188" meta:word-count="2674" meta:character-count="17063" meta:non-whitespace-character-count="14423"/>
  </office:meta>
</office:document-meta>
</file>